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A0000006A9EB7D19FA8467B67.png" manifest:media-type="image/png"/>
  <manifest:file-entry manifest:full-path="Pictures/100040B700000AF500000AF53387874005396D10.svg" manifest:media-type="image/svg+xml"/>
  <manifest:file-entry manifest:full-path="Pictures/10000201000000640000006EDF6F3AAAFE729101.png" manifest:media-type="image/png"/>
  <manifest:file-entry manifest:full-path="Pictures/10002F4F00000A5600000B5E5234D2ACBD3902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17cm" fo:min-width="3.00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9cm" fo:min-width="3.818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17cm" fo:min-width="3.003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953cm" svg:height="2.921cm" svg:x="16.24cm" svg:y="7.858cm">
          <text:p text:style-name="P1">Gsen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4.318cm" svg:height="2.54cm" svg:x="8.493cm" svg:y="6.334cm">
          <text:p text:style-name="P1">SPI RAM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645cm" svg:height="2.909cm" svg:x="13.849cm" svg:y="6.092cm">
          <draw:image xlink:href="Pictures/10002F4F00000A5600000B5E5234D2ACBD390253.svg" xlink:type="simple" xlink:show="embed" xlink:actuate="onLoad">
            <text:p/>
          </draw:image>
          <draw:image xlink:href="Pictures/10000201000000640000006EDF6F3AAAFE729101.png" xlink:type="simple" xlink:show="embed" xlink:actuate="onLoad"/>
        </draw:frame>
        <draw:frame draw:style-name="gr3" draw:text-style-name="P1" draw:layer="layout" svg:width="2.804cm" svg:height="2.804cm" svg:x="21.691cm" svg:y="2.006cm">
          <draw:image xlink:href="Pictures/100040B700000AF500000AF53387874005396D10.svg" xlink:type="simple" xlink:show="embed" xlink:actuate="onLoad">
            <text:p/>
          </draw:image>
          <draw:image xlink:href="Pictures/100002010000006A0000006A9EB7D19FA8467B67.png" xlink:type="simple" xlink:show="embed" xlink:actuate="onLoad"/>
        </draw:frame>
        <draw:custom-shape draw:style-name="gr1" draw:text-style-name="P2" xml:id="id4" draw:id="id4" draw:layer="layout" svg:width="4.953cm" svg:height="2.921cm" svg:x="22.209cm" svg:y="4.81cm">
          <text:p text:style-name="P1">Touch det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4.953cm" svg:height="2.921cm" svg:x="15.732cm" svg:y="3.414cm">
          <text:p text:style-name="P1">Send tou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5.732cm" svg:y1="4.875cm" svg:x2="12.811cm" svg:y2="7.604cm" draw:start-shape="id1" draw:start-glue-point="6" draw:end-shape="id2" svg:d="M15732 4875c-2191 0-731 2729-2921 2729" svg:viewBox="0 0 2922 2730">
          <text:p/>
        </draw:connector>
        <draw:connector draw:style-name="gr5" draw:text-style-name="P2" draw:layer="layout" draw:type="curve" svg:x1="16.24cm" svg:y1="9.319cm" svg:x2="12.811cm" svg:y2="7.604cm" draw:start-shape="id3" draw:start-glue-point="6" draw:end-shape="id2" svg:d="M16240 9319c-2572 0-858-1715-3429-1715" svg:viewBox="0 0 3430 1716">
          <text:p/>
        </draw:connector>
        <draw:connector draw:style-name="gr5" draw:text-style-name="P2" draw:layer="layout" draw:type="curve" draw:line-skew="0.806cm" svg:x1="22.934cm" svg:y1="5.237cm" svg:x2="19.96cm" svg:y2="3.841cm" draw:start-shape="id4" draw:start-glue-point="5" draw:end-shape="id1" draw:end-glue-point="11" svg:d="M22934 5237c0-2304-2974-1606-2974-1396" svg:viewBox="0 0 2975 16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9:27:45.752339557</dc:date>
    <meta:editing-duration>PT21M43S</meta:editing-duration>
    <meta:editing-cycles>12</meta:editing-cycles>
    <meta:generator>LibreOffice/5.3.2.2$Linux_X86_64 LibreOffice_project/30m0$Build-2</meta:generator>
    <meta:document-statistic meta:object-count="9"/>
  </office:meta>
</office:document-meta>
</file>